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c5c9" officeooo:paragraph-rsid="0011c5c9" style:font-weight-asian="bold" style:font-weight-complex="bold"/>
    </style:style>
    <style:style style:name="P2" style:family="paragraph" style:parent-style-name="Standard">
      <style:text-properties officeooo:rsid="0011c5c9" officeooo:paragraph-rsid="0011c5c9"/>
    </style:style>
    <style:style style:name="P3" style:family="paragraph" style:parent-style-name="Standard">
      <style:text-properties fo:color="#2a6099" officeooo:rsid="0011c5c9" officeooo:paragraph-rsid="0011c5c9"/>
    </style:style>
    <style:style style:name="P4" style:family="paragraph" style:parent-style-name="Standard">
      <style:text-properties officeooo:rsid="00138d7a" officeooo:paragraph-rsid="00138d7a"/>
    </style:style>
    <style:style style:name="T1" style:family="text">
      <style:text-properties officeooo:rsid="0012a98b"/>
    </style:style>
    <style:style style:name="T2" style:family="text">
      <style:text-properties officeooo:rsid="0014c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ology Structure:</text:p>
      <text:p text:style-name="P2"/>
      <text:p text:style-name="P2">Methodology Part 1 – Model Training</text:p>
      <text:p text:style-name="P2"/>
      <text:p text:style-name="P2">Vitamin model was constructed as in figure 1. Detail the differences for {cite hunter’s paper} in prose:</text:p>
      <text:p text:style-name="P2"/>
      <text:p text:style-name="P2">Need to mention reduced param space (JUSTIFY my choice in 6 params) 1. - flat priors, 2. save time with generating target posterior using slwo dynesty, </text:p>
      <text:p text:style-name="P2">This reduced param space is better suited to a lower dimensional latent space <text:span text:style-name="T1">(we used 6 – 1 for each infered param) – introduce multi modal gaussian mixture model?</text:span></text:p>
      <text:p text:style-name="P2">Because of the complication of Dec prior we negative sky position and thus drop down to 1 detector as we dont care about sky localisation!</text:p>
      <text:p text:style-name="P2"/>
      <text:p text:style-name="P4">Then need to talk about how networks are trained, <text:span text:style-name="T2">equations as cost function, have cross-entropy cost function then into approximate form, with full derivation appendix of paper 1.</text:span></text:p>
      <text:p text:style-name="P2"/>
      <text:p text:style-name="P3">Dont need table of hyper params </text:p>
      <text:p text:style-name="P3">1 paragrpah on cost plot – shows the PROGRESS of training</text:p>
      <text:p text:style-name="P3">1 paragraph on cornerplot – shows the end state of training (maybe dont include the actual word ‘reuslts’?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34:01.736585745</meta:creation-date>
    <meta:generator>LibreOffice/6.4.6.2$Linux_X86_64 LibreOffice_project/40$Build-2</meta:generator>
    <dc:date>2021-03-22T19:33:44.020922929</dc:date>
    <meta:editing-duration>PT2H36M56S</meta:editing-duration>
    <meta:editing-cycles>2</meta:editing-cycles>
    <meta:document-statistic meta:table-count="0" meta:image-count="0" meta:object-count="0" meta:page-count="1" meta:paragraph-count="10" meta:word-count="163" meta:character-count="991" meta:non-whitespace-character-count="831"/>
  </office:meta>
</office:document-meta>
</file>